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3000*"/>
    </style:style>
    <style:style style:name="Tabel7.B" style:family="table-column">
      <style:table-column-properties style:column-width="11.721cm" style:rel-column-width="6645*"/>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Preformatted_20_Text" style:list-style-name="L10"/>
    <style:style style:name="P8" style:family="paragraph" style:parent-style-name="Preformatted_20_Text" style:list-style-name="L1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29"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6413957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69546324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649024884"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377253611"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284441399"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821936222"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043614528"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49888463"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256256038"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745558991" text:style-name="L10">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Open the file <text:span text:style-name="Source_20_Text">w2l.bat</text:span> with a text editor and replace the path at the top of the file with the full path to Writer2LaTeX, for example</text:p>
          <text:p text:style-name="P7"><text:span text:style-name="Source_20_Text">set W2LPATH="c:\writer2latex11"</text:span></text:p>
          <text:p text:style-name="P21">(If you have extracted to the root of drive C, you don't have to edit this line.)</text:p>
          <text:p text:style-name="P21">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7">set JAVAEXE="C:\j2sdk1.5.0_01\bin\java”</text:p>
        </text:list-item>
      </text:list>
      <text:h text:style-name="Heading_20_3" text:outline-level="3">Installation for Unix and friends</text:h>
      <text:list xml:id="list1148829767" text:style-name="L11">
        <text:list-item>
          <text:p text:style-name="P22">Unzip <text:span text:style-name="Source_20_Text">writer2latex119beta.zip</text:span> into some directory. This will create a subdirectory <text:span text:style-name="Source_20_Text">writer2latex11</text:span>.</text:p>
        </text:list-item>
        <text:list-item>
          <text:p text:style-name="P22">Add this directory to your PATH environment variable.</text:p>
        </text:list-item>
        <text:list-item>
          <text:p text:style-name="P22">Add execute permissions to <text:span text:style-name="Source_20_Text">w2l</text:span> as follows:</text:p>
          <text:p text:style-name="P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479237485"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377754278"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72403319"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text:soft-page-break/>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593351546"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oft-page-break/><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ext:soft-page-break/>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438046240" text:style-name="L16">
        <text:list-item>
          <text:p text:style-name="P26">The <text:span text:style-name="Source_20_Text">sSourceURL</text:span> specifies the URL of the source directory</text:p>
        </text:list-item>
        <text:list-item>
          <text:p text:style-name="P26">The <text:span text:style-name="Source_20_Text">sTargetURL</text:span> specifies the URL of the target directory</text:p>
        </text:list-item>
        <text:list-item>
          <text:p text:style-name="P2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58436120" text:style-name="L17">
        <text:list-item>
          <text:p text:style-name="P27">The method <text:span text:style-name="Source_20_Text">convertFormula</text:span> converts a StarMath string to a LaTeX string</text:p>
        </text:list-item>
        <text:list-item>
          <text:p text:style-name="P27">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41</text:page-number></text:p>
      </style:header>
      <style:header-left>
        <text:p text:style-name="Header">Page <text:page-number text:select-page="current">41</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1-21T20:37:30</dc:date>
    <meta:print-date>2004-06-29T10:09:33</meta:print-date>
    <dc:language>en-US</dc:language>
    <meta:editing-cycles>275</meta:editing-cycles>
    <meta:editing-duration>PT38H39M07S</meta:editing-duration>
    <meta:document-statistic meta:table-count="25" meta:image-count="1" meta:object-count="0" meta:page-count="41" meta:paragraph-count="1034" meta:word-count="11234" meta:character-count="74414"/>
    <meta:user-defined meta:name="Info 1"/>
    <meta:user-defined meta:name="Info 2"/>
    <meta:user-defined meta:name="Info 3"/>
    <meta:user-defined meta:name="Info 4"/>
  </office:meta>
</office:document-meta>
</file>